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abc39" officeooo:paragraph-rsid="000abc39"/>
    </style:style>
    <style:style style:name="P2" style:family="paragraph" style:parent-style-name="Text_20_body" style:list-style-name="List_20_1">
      <style:text-properties officeooo:rsid="000abc39" officeooo:paragraph-rsid="000abc39"/>
    </style:style>
    <style:style style:name="P3" style:family="paragraph" style:parent-style-name="Text_20_body" style:list-style-name="List_20_1">
      <style:text-properties officeooo:paragraph-rsid="000abc39"/>
    </style:style>
    <style:style style:name="P4" style:family="paragraph" style:parent-style-name="Title">
      <style:text-properties officeooo:rsid="000abc39" officeooo:paragraph-rsid="000abc39"/>
    </style:style>
    <style:style style:name="T1" style:family="text">
      <style:text-properties officeooo:rsid="000abc39"/>
    </style:style>
    <style:style style:name="T2" style:family="text">
      <style:text-properties officeooo:rsid="000bf0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ck detection/classification for bubble chamber</text:p>
      <text:h text:style-name="P1" text:outline-level="1">How</text:h>
      <text:list xml:id="list1479577295" text:style-name="List_20_1">
        <text:list-item>
          <text:p text:style-name="P3"><text:span text:style-name="T1">Model: Fast</text:span><text:span text:style-name="T2">er</text:span><text:span text:style-name="T1"> R-CNN (using detectron2)</text:span></text:p>
        </text:list-item>
        <text:list-item>
          <text:p text:style-name="P2">Language: Python</text:p>
        </text:list-item>
        <text:list-item>
          <text:p text:style-name="P2">Train/Val data is generated (genData.ipynb) by overlaying a track image onto a background image</text:p>
          <text:list>
            <text:list-item>
              <text:p text:style-name="P2">Maybe someday I can do this with a GAN but this is a lower effort solution</text:p>
            </text:list-item>
          </text:list>
        </text:list-item>
        <text:list-item>
          <text:p text:style-name="P2">Data/annotations are in coco format and there is a script that can verify if it is in the correct format (coco_validator.py)</text:p>
        </text:list-item>
        <text:list-item>
          <text:p text:style-name="P2">to evaluate set of pictures run eval.sh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2:48:46.909817604</meta:creation-date>
    <dc:date>2023-07-18T14:32:32.217205746</dc:date>
    <meta:editing-duration>PT1H43M46S</meta:editing-duration>
    <meta:editing-cycles>2</meta:editing-cycles>
    <meta:generator>LibreOffice/7.5.4.2$Linux_X86_64 LibreOffice_project/50$Build-2</meta:generator>
    <meta:document-statistic meta:table-count="0" meta:image-count="0" meta:object-count="0" meta:page-count="1" meta:paragraph-count="8" meta:word-count="77" meta:character-count="444" meta:non-whitespace-character-count="381"/>
  </office:meta>
</office:document-meta>
</file>